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Print1" svg:font-family="'Segoe Prin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6pt" style:text-underline-style="none" style:font-size-asian="16pt" style:font-size-complex="16pt"/>
    </style:style>
    <style:style style:name="T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chronisation sous contraintes</text:p>
      <text:p text:style-name="Standard"/>
      <text:p text:style-name="Standard"/>
      <text:p text:style-name="P2"><text:span text:style-name="T1">P</text:span><text:span text:style-name="T4">roblème :</text:span><text:span text:style-name="T5"> <text:s text:c="2"/></text:span><text:span text:style-name="T6">O</text:span><text:span text:style-name="T7">ptimisation d'un covoiturage </text:span></text:p>
      <text:p text:style-name="Standard"/>
      <text:p text:style-name="P3">Données :</text:p>
      <text:p text:style-name="P3"/>
      <text:p text:style-name="Standard"><text:tab/>Usager 1 : piéton</text:p>
      <text:p text:style-name="Standard"><text:tab/><text:tab/>contraintes : </text:p>
      <text:p text:style-name="Standard"><text:tab/><text:tab/><text:tab/>Vitesse=4km/h</text:p>
      <text:p text:style-name="Standard"><text:tab/><text:tab/><text:tab/> Routes impossibles à emprunter : vitesses = 110km/h ou 130km/h</text:p>
      <text:p text:style-name="Standard"><text:tab/><text:tab/><text:tab/> En terme de trajet parcouru = aucune</text:p>
      <text:p text:style-name="Standard"/>
      <text:p text:style-name="Standard"><text:tab/>Usager 2 : automobiliste</text:p>
      <text:p text:style-name="Standard"><text:tab/><text:tab/>contraintes = aucune</text:p>
      <text:p text:style-name="Standard"/>
      <text:p text:style-name="Standard"><text:span text:style-name="T4">Objectif : </text:span>Trouver un trajet de durée minimal pour les 2 usagers</text:p>
      <text:p text:style-name="Standard"/>
      <text:p text:style-name="P3">Schématisation :<text:span text:style-name="T2"> <text:s/></text:span><text:span text:style-name="T3">cas usuel</text:span></text:p>
      <text:p text:style-name="P3"><draw:custom-shape text:anchor-type="paragraph" draw:z-index="6" draw:style-name="gr1" draw:text-style-name="P9" svg:width="1.562cm" svg:height="1.641cm" svg:x="16.385cm" svg:y="0.531cm"><text:p text:style-name="P9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<text:tab/><text:tab/><text:tab/><text:tab/><text:tab/><text:tab/><text:tab/><text:tab/><text:tab/><text:tab/><text:tab/><text:tab/><text:tab/></text:span></text:p>
      <text:p text:style-name="P6"><draw:custom-shape text:anchor-type="paragraph" draw:z-index="0" draw:style-name="gr1" draw:text-style-name="P9" svg:width="1.562cm" svg:height="1.641cm" svg:x="-0.575cm" svg:y="0.596cm"><text:p text:style-name="P9">U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automobiliste</text:span></text:p>
      <text:p text:style-name="P3"><draw:line text:anchor-type="paragraph" draw:z-index="11" draw:style-name="gr2" draw:text-style-name="P9" svg:x1="6.966cm" svg:y1="14.711cm" svg:x2="16.121cm" svg:y2="11.959cm"><text:p/></draw:line><draw:line text:anchor-type="paragraph" draw:z-index="10" draw:style-name="gr2" draw:text-style-name="P9" svg:x1="1.251cm" svg:y1="10.451cm" svg:x2="16.121cm" svg:y2="11.43cm"><text:p/></draw:line><draw:line text:anchor-type="paragraph" draw:z-index="9" draw:style-name="gr2" draw:text-style-name="P9" svg:x1="8.262cm" svg:y1="1.958cm" svg:x2="16.623cm" svg:y2="0.503cm"><text:p/></draw:line><draw:line text:anchor-type="paragraph" draw:z-index="8" draw:style-name="gr2" draw:text-style-name="P9" svg:x1="3.235cm" svg:y1="5.186cm" svg:x2="6.966cm" svg:y2="2.831cm"><text:p/></draw:line><draw:custom-shape text:anchor-type="paragraph" draw:z-index="4" draw:style-name="gr1" draw:text-style-name="P9" svg:width="1.562cm" svg:height="1.641cm" svg:x="6.701cm" svg:y="1.376cm"><text:p text:style-name="P9">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1" draw:text-style-name="P9" svg:width="1.562cm" svg:height="1.641cm" svg:x="5.405cm" svg:y="13.626cm"><text:p text:style-name="P9">U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draw:text-style-name="P9" svg:width="1.562cm" svg:height="1.641cm" svg:x="16.12cm" svg:y="10.901cm"><text:p text:style-name="P9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style-name="gr2" draw:text-style-name="P9" svg:x1="0.774cm" svg:y1="0.503cm" svg:x2="6.701cm" svg:y2="2.382cm"><text:p/></draw:line><text:span text:style-name="T2"><text:tab/></text:span></text:p>
      <text:p text:style-name="P3"><text:span text:style-name="T2"><text:tab/><text:tab/><text:tab/><text:tab/><text:tab/><text:tab/><text:tab/><text:tab/><text:tab/><text:tab/><text:tab/><text:tab/></text:span><text:span text:style-name="T10">destination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s text:c="48"/></text:span><text:span text:style-name="T10">point de </text:span></text:p>
      <text:p text:style-name="P3"><text:span text:style-name="T10"><text:s text:c="64"/>rencontre</text:span></text:p>
      <text:p text:style-name="P3"><draw:custom-shape text:anchor-type="paragraph" draw:z-index="1" draw:style-name="gr1" draw:text-style-name="P9" svg:width="1.721cm" svg:height="1.671cm" svg:x="1.515cm" svg:y="0.298cm"><text:p text:style-name="P9">U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><text:s text:c="8"/>piéton</text:span></text:p>
      <text:p text:style-name="P3"><draw:custom-shape text:anchor-type="paragraph" draw:z-index="5" draw:style-name="gr1" draw:text-style-name="P9" svg:width="1.562cm" svg:height="1.641cm" svg:x="-0.31cm" svg:y="2.275cm"><text:p text:style-name="P9">U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0"/></text:p>
      <text:p text:style-name="P3"><text:span text:style-name="T10"/></text:p>
      <text:p text:style-name="P4"><text:span text:style-name="T2">Cas Pire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/></text:p>
      <text:p text:style-name="P5">Méthode de Conception :</text:p>
      <text:p text:style-name="P5"/>
      <text:p text:style-name="P8">- Lancer l'algorithme de Djistra sur le nœud U1 vers le nœud destination ; dans le tas, on ne supprimera pas le minimum, mais on conservera tous les sommets parcourus .</text:p>
      <text:p text:style-name="P8"/>
      <text:p text:style-name="P8">- Lancer pareillement l'algorithme de Djistra sur le nœud U2 vers le nœud destination. (même conditions que dans le cas 1)</text:p>
      <text:p text:style-name="P8"/>
      <text:p text:style-name="P8">- Comparer les tas des nœuds U1 et U2 et choisir comme point de rencontre le nœud de plus petit coût , commun à U1 et U2. Dans le cas pire, ce nœud serait le nœud de destination.</text:p>
      <text:p text:style-name="P8">tps_min1 = max (tps_1, tps_2)</text:p>
      <text:p text:style-name="P8"/>
      <text:p text:style-name="P8">- On lance enfin Djistra sur le nœud de rencontre et la destination. On y recuperera le plus temps trajet minimum tps_min2.</text:p>
      <text:p text:style-name="P8"/>
      <text:p text:style-name="P8">- Duree_trajet_minim = tps_min1 + tps_min2</text:p>
      <text:p text:style-name="P8"/>
      <text:p text:style-name="P8"/>
      <text:p text:style-name="P5">Algorithme:</text:p>
      <text:p text:style-name="P5"><text:s text:c="85"/><text:span text:style-name="T9">Complexité : </text:span></text:p>
      <text:p text:style-name="P5"><text:span text:style-name="T9"/></text:p>
      <text:p text:style-name="P8">Initialisation_Tas1() ;</text:p>
      <text:p text:style-name="P8">Djistra1(){<text:tab/><text:tab/><text:tab/><text:tab/><text:tab/><text:tab/><text:tab/><text:tab/><text:tab/>nlog(n)</text:p>
      <text:p text:style-name="P8"><text:tab/>return tas1 ;</text:p>
      <text:p text:style-name="P8">} ;</text:p>
      <text:p text:style-name="P8"/>
      <text:p text:style-name="P8">Initialisation_Tas2() ;<text:tab/><text:tab/><text:tab/><text:tab/><text:tab/><text:tab/><text:tab/><text:tab/>nlog(n)</text:p>
      <text:p text:style-name="P8">Djistra2(){</text:p>
      <text:p text:style-name="P8"><text:tab/>return tas2 ;</text:p>
      <text:p text:style-name="P8">} ;</text:p>
      <text:p text:style-name="P8"/>
      <text:p text:style-name="P8">Comparaison_tas (){<text:tab/> <text:s text:c="83"/>n</text:p>
      <text:p text:style-name="P8"><text:tab/>return noeudRencontre ;</text:p>
      <text:p text:style-name="P8">}</text:p>
      <text:p text:style-name="P8"/>
      <text:p text:style-name="P8">tps_min1 = max (tps_1, tps_2)</text:p>
      <text:p text:style-name="P8"/>
      <text:p text:style-name="P8">if Comparaison_tas () != noeudDestination{<text:tab/><text:tab/><text:tab/><text:tab/><text:tab/> <text:s text:c="2"/>0(1)</text:p>
      <text:p text:style-name="P8"><text:tab/>Initialisation Tas3() ;<text:tab/><text:tab/><text:tab/><text:tab/><text:tab/><text:tab/><text:tab/>nlog(n)</text:p>
      <text:p text:style-name="P8"><text:tab/>Djistra3() ;</text:p>
      <text:p text:style-name="P8"><text:tab/>durée_trajet_minim = tps_min1 + tps_min2 ;</text:p>
      <text:p text:style-name="P8">}</text:p>
      <text:p text:style-name="P8">else{</text:p>
      <text:p text:style-name="P8"><text:tab/>durée_trajet_minim = tps_min1 ;</text:p>
      <text:p text:style-name="P8">}</text:p>
      <text:p text:style-name="P7"/>
      <text:p text:style-name="P7"/>
      <text:p text:style-name="P8"/>
      <text:p text:style-name="P8"><text:tab/><text:tab/><text:tab/><text:tab/><text:tab/><text:tab/><text:tab/> <text:s text:c="3"/><text:span text:style-name="T1">Total : </text:span>3nlog(n) + n = n(1+3log(n)) = <text:span text:style-name="T8">nlog(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Print1" svg:font-family="'Segoe Print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ine </meta:initial-creator>
    <meta:creation-date>2014-05-27T21:10:35</meta:creation-date>
    <dc:date>2014-05-27T23:00:34</dc:date>
    <dc:creator>laureine </dc:creator>
    <meta:editing-duration>PT30M56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" meta:paragraph-count="50" meta:word-count="259" meta:character-count="1909" meta:non-whitespace-character-count="1313"/>
  </office:meta>
</office:document-meta>
</file>